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center" style:justify-single-word="false"/>
      <style:text-properties style:font-name="Times New Roman"/>
    </style:style>
    <style:style style:name="P3" style:family="paragraph" style:parent-style-name="Standard">
      <style:paragraph-properties fo:line-height="200%" fo:text-align="start" style:justify-single-word="false"/>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th Kleips</text:p>
      <text:p text:style-name="P1">Professor Nancy LaTourrette</text:p>
      <text:p text:style-name="P1">CS 202</text:p>
      <text:p text:style-name="P1">5 February 2014</text:p>
      <text:p text:style-name="P2">Project 2 Documentation</text:p>
      <text:p text:style-name="P3"><text:tab/>The main purpose of this program is to re-design a “deck of cards” using structures instead of 3-dimensional or 2-dimensional character arrays. The goal is to create the basis of what will become the card game “Crazy Eights.” The “deck of cards” will be conceptualized as an array of “Card” structures, with each card holding a rank (an integer), a suit (an array of characters), and a location (an array of characters.) Players will also be added into the game as their own structure; with each Player structure holding a first name (an array of characters), a special I.D. code (an array of integers), and a “hand” (an array of Cards.) The program will then simply complete the “deal” step of the Crazy Eights game.</text:p>
      <text:p text:style-name="P3"><text:tab/>Program design has been fixed to organize functions in a logical manner using function prototypes (C++-Style) instead of a top-down procedural organization (C-Style.) As a result, code has become a lot easier to maintain, comprehend, and debug. The program also makes sure to run all parts of the program (without user-prompts) to ensure that no output will cause errors or display nothing. Since the program design has stayed very modular, snippets of the program will still be usable when future program requirements and guidelines change.</text:p>
      <text:p text:style-name="P3"><text:tab/>One issue that was experienced was trying to pass in arrays by-reference. Learning C++ for the first time, I did not realize that this was redundant and ended up causing many errors and much time was lost because of it. Another issue was the lack of a design phase to programming. The result of this means that the code is sometimes hard to follow or functions could be better combined. Although most pieces of the program are broken up for the sake of debugging and reuse, some functions such as “giveCard” and “discardCard” could probably be combined as their roles seem to coexist. Some <text:soft-page-break/>functions might also be redundant, but seemed like a good idea at the time (“arrIntCopy”).</text:p>
      <text:p text:style-name="P3"><text:tab/>If there was more time, the program would have been pseudo-coded before starting the project. I feel that proper pseudo-coding enables me to program with less errors and less confusion. Redundant functions would have been removed and functions that coexist would have been combined. As the scope of the project continues to grow, proper pseudo-coding will need to be employed so that I will not have to re-program each project (albeit, it is good syntax pract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ol </meta:initial-creator>
    <meta:creation-date>2014-02-05T11:57:22</meta:creation-date>
    <dc:date>2014-02-05T12:24:30</dc:date>
    <dc:creator>Zarol </dc:creator>
    <meta:editing-duration>PT25M52S</meta:editing-duration>
    <meta:editing-cycles>2</meta:editing-cycles>
    <meta:generator>LibreOffice/3.5$Linux_X86_64 LibreOffice_project/350m1$Build-2</meta:generator>
    <meta:document-statistic meta:table-count="0" meta:image-count="0" meta:object-count="0" meta:page-count="2" meta:paragraph-count="9" meta:word-count="418" meta:character-count="2492" meta:non-whitespace-character-count="2079"/>
  </office:meta>
</office:document-meta>
</file>